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984in"/>
    </style:style>
    <style:style style:name="co2" style:family="table-column">
      <style:table-column-properties fo:break-before="auto" style:column-width="2.9535in"/>
    </style:style>
    <style:style style:name="co3" style:family="table-column">
      <style:table-column-properties fo:break-before="auto" style:column-width="3.76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SULTS AFTER CROSS CORREL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NDOM FOREST CLASSIF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. Of Estimator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XGBO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. of Estimator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ECISION TREE CLASSIFI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=G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=ENTROPY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NN-ADA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. Of Hidden Neurons: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. Of Epochs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 style:data-style-name="N2" text:time-value="17:45:00.9302830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0:04:20.497936664</meta:creation-date>
    <dc:date>2024-08-22T10:08:07.998754235</dc:date>
    <meta:editing-duration>PT3M48S</meta:editing-duration>
    <meta:editing-cycles>2</meta:editing-cycles>
    <meta:generator>LibreOffice/24.2.5.2$Linux_X86_64 LibreOffice_project/420$Build-2</meta:generator>
    <meta:document-statistic meta:table-count="1" meta:cell-count="50" meta:object-count="0"/>
  </office:meta>
</office:document-meta>
</file>